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?xml version="1.0"?&gt;</text:span></text:p>
      <text:p text:style-name="P1"><text:span text:style-name="T1"/></text:p>
      <text:p text:style-name="P1"><text:span text:style-name="T1">&lt;!--</text:span></text:p>
      <text:p text:style-name="P1"><text:span text:style-name="T1"><text:s text:c="2"/>~ Hibernate, Relational Persistence for Idiomatic Java</text:span></text:p>
      <text:p text:style-name="P1"><text:span text:style-name="T1"><text:s text:c="2"/>~</text:span></text:p>
      <text:p text:style-name="P1"><text:span text:style-name="T1"><text:s text:c="2"/>~ License: GNU Lesser General Public License (LGPL), version 2.1 or later.</text:span></text:p>
      <text:p text:style-name="P1"><text:span text:style-name="T1"><text:s text:c="2"/>~ See the lgpl.txt file in the root directory or &lt;</text:span><text:a xlink:href="http://www.gnu.org/licenses/lgpl-2.1.html"><text:span text:style-name="T2">http://www.gnu.org/licenses/lgpl-2.1.html</text:span></text:a><text:span text:style-name="T3">&gt;.</text:span></text:p>
      <text:p text:style-name="P1"><text:span text:style-name="T3"><text:s text:c="2"/>--&gt;</text:span></text:p>
      <text:p text:style-name="P1"><text:span text:style-name="T3">&lt;!DOCTYPE hibernate-mapping PUBLIC</text:span></text:p>
      <text:p text:style-name="P1"><text:span text:style-name="T3"><text:s text:c="8"/>"-//Hibernate/Hibernate Mapping DTD 3.0//EN"</text:span></text:p>
      <text:p text:style-name="P1"><text:span text:style-name="T3"><text:s text:c="8"/>"</text:span><text:a xlink:href="http://www.hibernate.org/dtd/hibernate-mapping-3.0.dtd"><text:span text:style-name="T4">http://www.hibernate.org/dtd/hibernate-mapping-3.0.dtd</text:span></text:a><text:span text:style-name="T5">"&gt;</text:span></text:p>
      <text:p text:style-name="P1"><text:span text:style-name="T5"/></text:p>
      <text:p text:style-name="P1"><text:span text:style-name="T5">&lt;hibernate-mapping package="org.hibernate.tutorial.hbm"&gt;</text:span></text:p>
      <text:p text:style-name="P1"><text:span text:style-name="T5"/></text:p>
      <text:p text:style-name="P1"><text:span text:style-name="T5"><text:s text:c="4"/>&lt;class name="Event" table="EVENTS"&gt;</text:span></text:p>
      <text:p text:style-name="P1"><text:span text:style-name="T5"><text:s text:c="8"/>&lt;id name="id" column="EVENT_ID"&gt;</text:span></text:p>
      <text:p text:style-name="P1"><text:span text:style-name="T5"><text:s text:c="12"/>&lt;generator class="increment"/&gt;</text:span></text:p>
      <text:p text:style-name="P1"><text:span text:style-name="T5"><text:s text:c="8"/>&lt;/id&gt;</text:span></text:p>
      <text:p text:style-name="P1"><text:span text:style-name="T5"><text:s text:c="8"/>&lt;property name="date" type="timestamp" column="EVENT_DATE"/&gt;</text:span></text:p>
      <text:p text:style-name="P1"><text:span text:style-name="T5"><text:s text:c="8"/>&lt;property name="title"/&gt;</text:span></text:p>
      <text:p text:style-name="P1"><text:span text:style-name="T5"><text:s text:c="4"/>&lt;/class&gt;</text:span></text:p>
      <text:p text:style-name="P1"><text:span text:style-name="T5"/></text:p>
      <text:p text:style-name="P1"><text:span text:style-name="T5">&lt;/hibernate-mapping&gt;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